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ODO" style:list-style-name="List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ta: What needs to be in here?</text:h>
      <text:list xml:id="list155152954" text:style-name="List_20_1">
        <text:list-item>
          <text:p text:style-name="P1">Background: History, status quo, motivations, goals, possible futures; effect of Great Curse and/or Great Contagion</text:p>
        </text:list-item>
        <text:list-item>
          <text:p text:style-name="P1">Castes</text:p>
        </text:list-item>
        <text:list-item>
          <text:p text:style-name="P1">Charms, Martial Arts, Sorcery?</text:p>
        </text:list-item>
        <text:list-item>
          <text:p text:style-name="P1">Numerology?</text:p>
        </text:list-item>
        <text:list-item>
          <text:p text:style-name="P1">Backgrounds</text:p>
        </text:list-item>
        <text:list-item>
          <text:p text:style-name="P1">Samples: Characters; Artifacts, Manses &amp; Hearthstones; Antagonists, Creatures, Sidekicks &amp; Troop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ta: What needs to be in here?</dc:title>
    <dc:date>2010-08-14T18:57:31</dc: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46" meta:character-count="313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../Discordians_Template.ott" meta:date="2010-08-12T21:18:01"/>
  </office:meta>
</office:document-meta>
</file>